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text-properties style:font-name="Times New Roman" fo:font-size="20pt" style:font-size-asian="20pt" style:font-size-complex="20pt"/>
    </style:style>
    <style:style style:name="P2" style:family="paragraph" style:parent-style-name="Text_20_body">
      <style:paragraph-properties fo:margin-left="0cm" fo:margin-right="0cm" fo:text-align="center" style:justify-single-word="false" fo:orphans="2" fo:widows="2" fo:text-indent="0cm" style:auto-text-indent="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fo:font-size="14pt" fo:font-weight="bold" style:font-size-asian="14pt" style:font-size-complex="14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cm" fo:margin-right="0cm" fo:text-align="center" style:justify-single-word="false" fo:orphans="2" fo:widows="2" fo:text-indent="0cm" style:auto-text-indent="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text-position="sub 58%" style:font-name="Times New Roman" fo:font-size="20pt" fo:letter-spacing="normal" fo:font-style="normal" fo:font-weight="normal" style:font-size-asian="20pt" style:font-size-complex="20pt"/>
    </style:style>
    <style:style style:name="P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text-position="sub 58%" style:font-name="Times New Roman" fo:font-size="20pt" fo:letter-spacing="normal" fo:font-style="normal" fo:font-weight="bold" style:font-size-asian="20pt" style:font-weight-asian="bold" style:font-size-complex="20pt" style:font-weight-complex="bold"/>
    </style:style>
    <style:style style:name="T1" style:family="text">
      <style:text-properties fo:language="uk" fo:country="UA"/>
    </style:style>
    <style:style style:name="T2" style:family="text">
      <style:text-properties fo:language="uk" fo:country="UA" fo:font-style="italic" style:font-style-asian="italic" style:font-weight-asian="bold" style:font-style-complex="italic" style:font-weight-complex="bold"/>
    </style:style>
    <style:style style:name="T3" style:family="text">
      <style:text-properties fo:language="uk" fo:country="UA" style:font-weight-asian="bold"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text-position="sub 58%"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span text:style-name="T1">семінар</text:span></text:p>
      <text:p text:style-name="P4"><text:span text:style-name="T3">1. </text:span><text:span text:style-name="T2">Поняття колективу, його види.</text:span><text:span text:style-name="T3"> </text:span></text:p>
      <text:p text:style-name="P1"><text:span text:style-name="T4"><text:tab/></text:span><text:span text:style-name="T5">Колектив — це соціально значуща група людей, які об'єднані спільною метою, узгоджено діють у напрямі досягнення означеної мети та мають органи самоврядування. Отже, для дієвого колективу характерні взаємозалежні ознаки: спільна мета, колективна діяльність, наявність органів самоврядування.</text:span></text:p>
      <text:p text:style-name="P8">A.C. Макаренко наголошував: "Колектив — це соціальний живий організм, який має органи, що там є повноваження, відповідальність, співвідношення частин, взаємозалежність, а якщо нічого цього немає, то немає і колективу, а є просто юрба або зборище"1.</text:p>
      <text:p text:style-name="P8">Виховання особистості в колективі є вираженням відповідних закономірностей розвитку суспільства. Лише в колективних взаєминах створюються умови для соціально-психічного розвитку особистості. Відокремлення людини від інших людей, від соціального середовища — це соціально-психічний вакуум, який стоїть на заваді розвитку окремої людини та спільноти взагалі.</text:p>
      <text:p text:style-name="P8">Українська народна педагогіка акумулювала тисячолітній досвід народу стосовно місця й ролі колективу у вихованні людини. У колективі вона вбачала живильне джерело всебічного</text:p>
      <text:p text:style-name="P8">розвитку особистості, передусім соціальну силу, що забезпечує формування її моральних цінностей. У народних прислів'ях зустрічаємо думки, які підтверджують колективістську психологію українців: "Громада — великий чоловік"; "Де дружно, там і хлібно"; "Добре там живеться, де гуртом сіється і жнеться"; "Громада — це рада, як вирішила, так і буде"; "У товаристві лад — усяк тому рад" тощо.</text:p>
      <text:p text:style-name="P1"><text:span text:style-name="T5">Народна педагогіка, вбачаючи у колективі могутню силу виховного впливу на особистість, зосереджувала увагу на тому, щоб соціальний колектив виступав джерелом всебічного розвитку кожного його члена, був надійним захисником інтересів і прав особистості. Оскільки характерними рисами менталітету українців завжди були гуманізм та демократизм, не допускалось використання колективу як інструмента пригнічення його членів, розпалювання конфліктів між ними. Лише в тоталітарних суспільних утвореннях дбали про організацію колективів і використання їх як інструмента тиску на особистість, пригнічення її "Я", нівелювання тощо. В умовах розвитку демократичного суспільства будь-які колективи мають формуватися та розвиватися на засадах гуманізму й демократизму. Поява тенденцій нехтування </text:span><text:soft-page-break/><text:span text:style-name="T5">принципом виховання особистості в колективі є проявом нігілізму стосовно закономірностей і досвіду нашого народу в царині соціального й психічного розвитку.</text:span></text:p>
      <text:p text:style-name="P8">Які є види колективів?</text:p>
      <text:p text:style-name="P8">Педагогічні засади формування й розвитку колективу загальноохоплюючі. Тому говорячи про види колективів, не можна обмежитись лише означенням дитячих колективів. У загальному аспекті функціонування колективів варто визначити такі їх види: первинний, загальношкільний, виробничий (колектив заводу, фабрики, установи, сільськогосподарського підприємства та ін.), тимчасовий, сімейний, референтний (неформальний).</text:p>
      <text:p text:style-name="P8">Первинний колектив об'єднує людей (школярів), які згуртовані в порівняно невелику соціальну групу, члени якої перебувають у постійних ділових, дружніх, побутових стосунках. Це може бути колектив класу, виробничої бригади на підприємстві, професійної групи в установі, підрозділу у військових з'єднаннях та ін. За кількісним складом первинний колектив має нараховувати 10—15 осіб. Якщо їх більше, то в такій групі створюються мікроколективи, формуються групові та міжособистісні стосунки. Якщо соціальна група нараховує менше як 1—8 осіб, вона не є колективом у соціально-педагогічному значенні. Це вже просто група.</text:p>
      <text:p text:style-name="P8">З погляду якісного складу колектив має налічувати пропорційне співвідношення осіб протилежної статі. Якщо ця педагогічна вимога реалізується в загальноосвітніх закладах, то у виробничих колективах, колективах професійних навчальних закладів вона недотримується через об'єктивні та суб'єктивні причини, що породжує значні труднощі в розвитку колективу, організації міжособистісних стосунків.</text:p>
      <text:p text:style-name="P8">Загальношкільні колективи об'єднують усіх учнів загальноосвітнього навчально-виховного закладу та педагогічних працівників. Щодо кількісного складу, то загальношкільний колектив має налічувати 500—600 осіб. Це забезпечує можливість членам колективу знати один одного, збиратися разом для розв'язання завдань, а педагогам, зокрема керівникам навчально-виховного закладу, знати вихованців, безпосередньо впливати на них. У цьому колективі має бути однакова кількість людей протилежної статі. Особливо гострою з цього погляду є проблема співвідношення жінок і чоловіків серед учителів-вихователів. Якщо в загальноосвітніх школах, інших навчально-виховних закладах, на підприємствах налічується понад тисяча осіб (1500—2500), то колективу, по суті, немає. Член такого штучного соціального об'єднання є анонімною особою, що негативно впливає на її виховання.</text:p>
      <text:p text:style-name="P8"><text:soft-page-break/>Виробничі колективи об'єднують професіоналів для розв'язання різних завдань у галузі науково-дослідної роботи, виробництва промислової та сільськогосподарської продукції, захисту держави, охорони порядку, лікування людей та ін. Ці колективи розвиваються за загальними законами.</text:p>
      <text:p text:style-name="P8">Тимчасовий колектив групує людей, які є членами постійних колективів і об'єднуються для виконання тимчасових завдань, задоволення своїх пізнавальних і соціальних інтересів (танцювальний колектив, хор, туристська група тощо). Як правило, тимчасові колективи невеликі, згруповані на основі спільних інтересів.</text:p>
      <text:p text:style-name="P8">Окреме місце займає сімейний колектив, який об'єднує членів однієї родини. Він складався історично і виступав важливим соціальним утворенням у суспільстві. Оскільки тенденції розвитку української сім'ї характеризувалися багатодітністю, спільністю співжиття в одній родині двох-трьох поколінь, сім'я була досить міцним колективом, що забезпечував оптимальні умови для фізичного, психічного та соціального розвитку особистості. Для того щоб у сім'ї склалися колективістські стосунки, в ній мають бути мати, батько, щонайменше двоє-троє дітей і члени сім'ї старшого покоління. Якщо в сім'ї є лише батько й мати та одна дитина, складаються стосунки на основі парної залежності: батько, мати і дитина, що в основному негативно впливає на виховання дитини. "Єдиність дитини, — писав А.С. Макаренко, — приводить до концентрації неспокою, сліпої любові, страху, паніки. І в той же час у такій сім'ї нема нічого, що могло б у такому ж природному порядку цьому протистояти. Нема братів і сестер — ні старших, ні молодших, — нема, отже, ні досвіду піклування, ні досвіду гри, любові й допомоги, ні наслідування, ні пошани, нема, нарешті, досвіду розподілу, спільної радості і спільного напруження, — просто нічого нема, навіть сучасного сусідства... Небезпечний шлях виховання єдиної дитини в сім'ї кінець кінцем зводиться до того, що сім'я втрачає якості колективу"1,</text:p>
      <text:p text:style-name="P1"><text:span text:style-name="T5">У соціально-психологічному і педагогічному плані колективи можуть бути одновікові й різновікові. Природний шлях, що випливає з досвіду народної педагогіки, — це виховання особистості в різновіковому колективі. Тут старші за віком і соціальним надбанням члени колективу передають свій досвід молодшим, турбуються про їх захист, допомагають долати труднощі. Молодші прагнуть оволодівати соціальним досвідом старших, відчувають відповідальність перед ними та ін. Тому досить ефективно розвивається і впливає на своїх </text:span><text:soft-page-break/><text:span text:style-name="T5">членів повноцінний сімейний колектив. Доцільно також формувати різновікові колективи в школах-інтернатах, дитячих будинках, на виробництвах та в установах.</text:span></text:p>
      <text:p text:style-name="P9"><text:s/></text:p>
      <text:p text:style-name="P2">Завдання для «презентації». Складіть 10–15 порад для ефективного керівництва дитячим колективом.</text:p>
      <text:p text:style-name="P2"/>
      <text:p text:style-name="P5">9 <text:span text:style-name="T1">семінар</text:span></text:p>
      <text:p text:style-name="P7">1. Педагогічне спілкування, його функції та принципи.</text:p>
      <text:p text:style-name="P7"/>
      <text:p text:style-name="P3">Педагогічне спілкування: функції й структура</text:p>
      <text:p text:style-name="P3">Найпоширеніша форма відносин учителя й учнів із найдавніших часів – спілкування. Наприклад, учення Христа (християнська доктрина) викладено в Новому Завіті у формі його спілкування з учнями.</text:p>
      <text:p text:style-name="P3"/>
      <text:p text:style-name="P3">В умовах перебудови школи на засадах демократизму й гуманізації, переходу від старої авторитарної системи "суб'єкт-об'єкт" до схеми "суб'єкт-суб'єкт" актуальність цієї проблеми є очевидною.</text:p>
      <text:p text:style-name="P3"/>
      <text:p text:style-name="P3">Навчально-пізнавальна діяльність учнів безпосередньо залежить від культури (спрямованості) спілкування вчителя з ними. У педагогів із високим професійним рівнем переважають у спілкуванні дії організуючого характеру, тобто зусилля, спрямовані на реалізацію завдань навчання й виховання, у малодосвідчених учителів – на підтримку дисципліни (виголошення набридлих "Не рухайся!", "Не розмовляй!" та ін.). Отже, безладдя виникає там, де немає організації. Інакше кажучи, воно зв'являється не тому, що учні хаотичні чи анархічні в діях, а тому, що непродуктивне спілкування вчителя з ними [1, с. 152].</text:p>
      <text:p text:style-name="P3"/>
      <text:p text:style-name="P3">Під педагогічним спілкуванням розуміємо таке спілкування вчителя з учнями, яке має певні педагогічні функції й спрямоване на створення сприятливого психологічного клімату, що дає можливість забезпечувати реалізацію завдань навчально-виховного процесу та формування особистості, тобто створення оптимальних, соціально- психологічних умов для обопільної діяльності.</text:p>
      <text:p text:style-name="P3"/>
      <text:p text:style-name="P3">Отже, воно дає змогу педагогові забезпечувати взаємодію з учнями як цілісний процес. Що допомагає й заважає педагогові забезпечувати необхідне спілкування з ними?</text:p>
      <text:p text:style-name="P3"/>
      <text:p text:style-name="P3">У процесі професійного спілкування комунікативна взаємодія вчителя з учнями, батьками, колегами спрямована на створення сприятливого мікроклімату стосунків, на активізацію навчально-пізнавальної діяльності класу, на формування в нього ціннісних орієнтацій та ін.</text:p>
      <text:p text:style-name="P3"><text:soft-page-break/></text:p>
      <text:p text:style-name="P3">Непрофесійне педагогічне спілкування призводить до негативних наслідків (страх, пригніченість і невпевненість у собі учнів, зниження їхньої працездатності, бажання думати й діяти та на цій основі – негативне ставлення до самого вчителя і його предмета). Як засвідчують дослідження, такий стан учнів дуже стійкий, триває протягом багатьох років.</text:p>
      <text:p text:style-name="P3"/>
      <text:p text:style-name="P3">Педагогічне спілкування характеризується такими функціями, як:</text:p>
      <text:p text:style-name="P3"/>
      <text:p text:style-name="P3">• повідомлення інформації;</text:p>
      <text:p text:style-name="P3">• пізнання особистості іншої людини (учня);</text:p>
      <text:p text:style-name="P3">• організація діяльності на су б'єкт-суб'єктному рівні:</text:p>
      <text:p text:style-name="P3">• обмін ролями (уведення особистісно-рольової форми в навчально- виховному процесі, тобто залучення учнів до окремих елементів уроку;</text:p>
      <text:p text:style-name="P3">• співпереживання педагога за успіхи учнів;</text:p>
      <text:p text:style-name="P3">• самоутвердження (допомога учневі в усвідомленні свого "я",</text:p>
      <text:p text:style-name="P3">своєї особистісної значимості).</text:p>
      <text:p text:style-name="P3"/>
      <text:p text:style-name="P3">Серед типових помилок студентів-практикантів і молодих учителів, які допускаються при цьому, – невміння організувати спілкування з учнями цілісно, у взаємозв'язку всіх цих функцій, а використання лише окремих із них. Наприклад, прагнення провести урок лише як систему інформування класу. У таких випадках немає контакту з ним, оскільки відсутня система відносин (обмін ролями, співпереживання, самоутвердження та ін.). Тому таке заняття навіть за умови доброї підготовки вчителя й володіння ним матеріалом не цікаве для школярів, отже не досягає мети.</text:p>
      <text:p text:style-name="P3"/>
      <text:p text:style-name="P3">Головними ознаками педагогічного спілкування на суб'єкт- суб'єктному рівні є здатність розуміти й бачити співбесідника (особистісна спрямованість, недопустимість домінування педагога, визнання права учня на свою думку), розуміння внутрішнього світу дитини (почуттів, інтересів, переживань), нестандартні форми спілкування. При цьому комунікативний вплив педагога на школярів має таку структуру:</text:p>
      <text:p text:style-name="P3"/>
      <text:p text:style-name="P3">Хто -кому -що -як -ефективність повідомлення</text:p>
      <text:p text:style-name="P3"/>
      <text:p text:style-name="P3">При цьому хто – суб'єкт комунікативного впливу (педагог); кому – об'єкт цього впливу (учень або клас у цілому); що – зміст комунікації (навчальний матеріал та ін.); як – конкретна педагогічна техніка (засіб спілкування); ефективність повідомлення – ступінь збігу змісту, що передасться педагогом зі змістом, сприйнятим учнями (класом).</text:p>
      <text:p text:style-name="P3"/>
      <text:p text:style-name="P3">При цьому важливими є соціально-психологічні особливості особистості вчителя в поєднанні із засобами педагогічного впливу, якими він володіє (компоненти хто і як).</text:p>
      <text:p text:style-name="P3"><text:soft-page-break/></text:p>
      <text:p text:style-name="P3">Залежно від типу (суб'єкт-об'єктний, суб'єкт-суб'єктний) спілкування вчителя може бути;</text:p>
      <text:p text:style-name="P3"/>
      <text:p text:style-name="P3">• функціонально-рольове (стандартизоване, ділове, із чітко визначеними ролями: учитель навчає, учні вчаться);</text:p>
      <text:p text:style-name="P3">• особистісно орієнтоване (у навчальному процесі активну роль відіграють самі учні).</text:p>
      <text:p text:style-name="P3">Психологічний портрет особистісно орієнтованого вчителя сьогодні такий:</text:p>
      <text:p text:style-name="P3"/>
      <text:p text:style-name="P3">а) педагог відкритий і доступний для кожного учня, не викликає страху в дітей, даючи їм можливість висловити думки та почуття, бути відвертим у поглядах;</text:p>
      <text:p text:style-name="P3">б) демонструє дітям цілковиту довіру до них, не принижує їхньої гідності;</text:p>
      <text:p text:style-name="P3">в) щиро цікавиться життям учнів, не байдужий до їхніх проблем, справедливий;</text:p>
      <text:p text:style-name="P3">г) виявляє емпатійне розуміння школярів – бачення їхньої поведінки їхніми ж очима, уміє "постояти в чужих черевиках", відчуваючи внутрішній світ дитини;</text:p>
      <text:p text:style-name="P3">г) надає учням реальну допомогу [2, с. 204].</text:p>
      <text:p text:style-name="P3">Отже, загальний психологічний портрет учителя, який широко використовує у своїй діяльності особистісно орієнтований підхід, е такий: відкритість, доступність, створення можливості учням висловлювати свою позицію й почуття, справедливість і довіра до дітей, урахування їхньої гідності й неповторності, зацікавленість життям дітей, емпатійне їх розуміння, готовність завжди прийти на допомогу вихованцям [3, с. 434-437].</text:p>
      <text:p text:style-name="P3"/>
      <text:p text:style-name="P3">За своєю структурою в педагогічному спілкуванні можна виділити такі етапи [5, с. 24-28]:</text:p>
      <text:p text:style-name="P3"/>
      <text:p text:style-name="P3">1. Моделювання педагогом майбутнього спілкування (прогностичний етап). Це означає знання особливостей аудиторії, її пізнавальних можливостей і труднощів. Матеріал уроку повинен бути "спроектований", зіставлений із цими та іншими моментами.</text:p>
      <text:p text:style-name="P3"/>
      <text:p text:style-name="P3">Отже, прогнозуються зміст, структура, засоби спілкування, можливі способи комунікації, залучення аудиторії до взаємодії, шляхи створення творчої атмосфери, тобто створення можливостей для вияву кожним учнем своєї індивідуальності.</text:p>
      <text:p text:style-name="P3"/>
      <text:p text:style-name="P3">2. Організація безпосереднього спілкування на початковому етапі взаємодії (комунікативна атака). Це техніка швидкого (уже на перших хвилинах роботи) уключення класу в необхідну роботу. Такий початок заняття можливий, коли вчитель володіє прийомами швидкого встановлення необхідного контакту з аудиторією та динамічного впливу. До таких прийомів належать:</text:p>
      <text:p text:style-name="P3">• підсвідомий емоційний відгук у взаємодії з іншими людьми на підставі співпереживання з ними:</text:p>
      <text:p text:style-name="P3"><text:soft-page-break/>• навіювання (психологічний Вплив, який сприймається людиною без належного контролю свідомості, але набуває суттєвого значення для її уявлень, установок, мотивів та актів діяльності. Цей вплив особливо результативний у системі виховання дітей, оскільки вони у зв'язку зі своїми віковими особливостями наздвичайно йому піддаються;</text:p>
      <text:p text:style-name="P3">• переконання (усвідомлення аргументованого та вмотивованого впливу на систему поглядів індивіда);</text:p>
      <text:p text:style-name="P3">• наслідування (наслідування норм поведінки іншої людини на основі підсвідомої й свідомої ідентифікації себе з нею).</text:p>
      <text:p text:style-name="P3">3. Управління спілкуванням – це підтримка ініціативи учнів і діалогічного спілкування з ними, корегування самого процесу спілкування відповідно до його мети. На цьому етапі відбувається обмін інформацією, оцінювання інформації, дуже важливою є атмосфера доброзичливості та взаємоповаги, інтересу до школяра, при яких він відчуває позитивні емоції від такого спілкування.</text:p>
      <text:p text:style-name="P3">4. Аналіз системи спілкування, моделювання її на наступну діяльність (полягає в порівнянні мети, засобів з одержуваними результат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0M54S</meta:editing-duration>
    <meta:editing-cycles>5</meta:editing-cycles>
    <meta:generator>OpenOffice/4.1.13$Win32 OpenOffice.org_project/4113m1$Build-9810</meta:generator>
    <dc:date>2023-04-07T22:56:03.78</dc:date>
    <dc:creator>Olia Kravets</dc:creator>
    <meta:document-statistic meta:table-count="0" meta:image-count="0" meta:object-count="0" meta:page-count="7" meta:paragraph-count="62" meta:word-count="1903" meta:character-count="14901"/>
    <meta:user-defined meta:name="Info 1"/>
    <meta:user-defined meta:name="Info 2"/>
    <meta:user-defined meta:name="Info 3"/>
    <meta:user-defined meta:name="Info 4"/>
  </office:meta>
</office:document-meta>
</file>